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18.6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4.4pt"/>
    </style:style>
    <style:style style:name="co5" style:family="table-column">
      <style:table-column-properties fo:break-before="auto" style:column-width="4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add58a"/>
    </style:style>
    <style:style style:name="ce4" style:family="table-cell" style:parent-style-name="Default" style:data-style-name="N100">
      <style:table-cell-properties fo:background-color="#ffdaa2"/>
    </style:style>
    <style:style style:name="ce5" style:family="table-cell" style:parent-style-name="Default" style:data-style-name="N100">
      <style:table-cell-properties fo:background-color="#c2e0ae"/>
    </style:style>
    <style:style style:name="ce6" style:family="table-cell" style:parent-style-name="Default" style:data-style-name="N100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vu.tag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(soort,ev,nom,stan)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leer <text:s/>bloes <text:s/>truckie <text:s/>AWW <text:s/>schiereiland</text:p>
          </table:table-cell>
          <table:table-cell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(soort,mv,nom)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stuurhoezen <text:s/>blunders <text:s/>buurlanden <text:s/>ringetjes <text:s/>olieconcerns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(soort,ev,gen,nom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oensdagavonds <text:s/>vaders <text:s/>moeders <text:s/>lands <text:s/>aanstoots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(soort,ev,dat,nom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jden <text:s/>goede <text:s/>laste <text:s/>volke <text:s/>mate</text:p>
          </table:table-cell>
          <table:table-cell office:value-type="string" calcext:value-type="string">
            <text:p>Is dit bijna altijd dat? Lijkt er wel op. Dus gewoon dat van maken. Lijkt ook altijd ev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N(eigen,ev,stan)</text:p>
          </table:table-cell>
          <table:table-cell office:value-type="float" office:value="12899" calcext:value-type="float">
            <text:p>12899</text:p>
          </table:table-cell>
          <table:table-cell office:value-type="string" calcext:value-type="string">
            <text:p>Nootdorp <text:s/>casa <text:s/>Basso <text:s/>werkclassificatie-als-hulpmiddel-van-de-loonpolitiek <text:s/>Coventry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N(eigen,mv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ieuwenhuizens <text:s/>Ahoyhallen <text:s/>Olympische <text:s/>Wild <text:s/>Papa's</text:p>
          </table:table-cell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N(eigen,ev,gen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ds <text:s/>Mia's <text:s/>Moorsom's <text:s/>Marie's <text:s/>Brams</text:p>
          </table:table-cell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perkt</text:p>
          </table:table-cell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N(soort,ev,prenom,stan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search <text:s/>avant-garde <text:s/>haute <text:s/>sex <text:s/>and</text:p>
          </table:table-cell>
          <table:table-cell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N(soort,mv,preno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jls <text:s/>Dames <text:s/>N.S.B.ers</text:p>
          </table:table-cell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emieterse</text:p>
          </table:table-cell>
          <table:table-cell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N(soort,ev,interj,sta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tus <text:s/>help <text:s/>God <text:s/>Mina</text:p>
          </table:table-cell>
          <table:table-cell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sen</text:p>
          </table:table-cell>
          <table:table-cell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SPEC(meta)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ap <text:s/>sanering <text:s/>admiraal <text:s/>verbonden-zijn <text:s/>proskunesis</text:p>
          </table:table-cell>
          <table:table-cell office:value-type="string" calcext:value-type="string">
            <text:p>Dit zijn lang niet allemaal nomina, moet dus consistenter SPEC(meta) worden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ADJ(gewoon,basis,zonder)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oeverein <text:s/>glazen <text:s/>prominent <text:s/>breed <text:s/>fiks</text:p>
          </table:table-cell>
          <table:table-cell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ADJ(gewoon,basis,met-s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elligs <text:s/>extra's <text:s/>ruziezoekerigs <text:s/>moois <text:s/>blijmoedigs</text:p>
          </table:table-cell>
          <table:table-cell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DJ(gewoon,basis,met-e)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bekakte <text:s/>conventionele <text:s/>Leeuwardense <text:s/>journalistieke <text:s/>oorspronkelijke</text:p>
          </table:table-cell>
          <table:table-cell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ADJ(gewoon,comp,zonder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uiniger <text:s/>voordeliger <text:s/>dikker <text:s/>onhandelbaarder <text:s/>langzamer</text:p>
          </table:table-cell>
          <table:table-cell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DJ(gewoon,comp,met-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igers <text:s/>ondergeschikt <text:s/>zinnigers <text:s/>beters</text:p>
          </table:table-cell>
          <table:table-cell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ADJ(gewoon,comp,met-e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oegere <text:s/>bredere <text:s/>bewustere <text:s/>snellere <text:s/>Oudere</text:p>
          </table:table-cell>
          <table:table-cell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DJ(gewoon,sup,zond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eemdst <text:s/>mooist <text:s/>kleinst <text:s/>prettigst</text:p>
          </table:table-cell>
          <table:table-cell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DJ(gewoon,sup,met-e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terkste <text:s/>eenvoudigste <text:s/>duurste <text:s/>allernieuwste <text:s/>somberste</text:p>
          </table:table-cell>
          <table:table-cell office:value-type="string" calcext:value-type="string">
            <text:p>Hier zou zaliger, goeden, etc niet met-e maar met-e,bijz moeten worden; scripstapje?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DJ(nom,basis,zonder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gels <text:s/>azuurblauw <text:s/>Frans-Engels <text:s/>Maleis <text:s/>oostfries</text:p>
          </table:table-cell>
          <table:table-cell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ADJ(nom,basis,mv-n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od-zwarten <text:s/>katholieken <text:s/>wildvreemden <text:s/>progresieven <text:s/>rijken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ADJ(nom,basis,met-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is <text:s/>ergs <text:s/>heerlijks</text:p>
          </table:table-cell>
          <table:table-cell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DJ(nom,basis,met-e)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olmaakte <text:s/>gekke <text:s/>dubbele <text:s/>hardhorende <text:s/>eerstgeborene</text:p>
          </table:table-cell>
          <table:table-cell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DJ(nom,com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er <text:s/>ouwer</text:p>
          </table:table-cell>
          <table:table-cell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DJ(nom,comp,met-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tere <text:s/>oudere <text:s/>kleinere <text:s/>jongere <text:s/>jongeren</text:p>
          </table:table-cell>
          <table:table-cell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ADJ(nom,sup,zond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etst <text:s/>laatst <text:s/>drukst <text:s/>beste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ADJ(nom,sup,met-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atste <text:s/>beroerdste <text:s/>voornaamste <text:s/>laatsten</text:p>
          </table:table-cell>
          <table:table-cell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ADJ(adv,basis,zonder)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eilig <text:s/>achterwaarts <text:s/>oppervlakkig <text:s/>walgelijk <text:s/>telefonisch</text:p>
          </table:table-cell>
          <table:table-cell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ADJ(adv,basis,met-e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nese <text:s/>dramatische <text:s/>erge <text:s/>verschrikkelijke <text:s/>absolute</text:p>
          </table:table-cell>
          <table:table-cell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ADJ(adv,comp,zonder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uider <text:s/>sneller <text:s/>zwaarder <text:s/>aandachtiger <text:s/>indrukwekkender</text:p>
          </table:table-cell>
          <table:table-cell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ADJ(adv,sup,zonder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lereerst <text:s/>sterkst <text:s/>vroegst <text:s/>eerst <text:s/>meest</text:p>
          </table:table-cell>
          <table:table-cell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ADJ(adv,sup,met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rkste <text:s/>langste <text:s/>strengste <text:s/>leukste <text:s/>duidelijkste</text:p>
          </table:table-cell>
          <table:table-cell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jn</text:p>
          </table:table-cell>
          <table:table-cell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ADJ(interj,basis,zonde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ed <text:s/>waar <text:s/>werkelijk <text:s/>mooi <text:s/>Mooi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table:style-name="ce4" office:value-type="string" calcext:value-type="string">
            <text:p>WW(inf,intrans,vrij)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kassie-kijken <text:s/>bijten <text:s/>stampen <text:s/>koken <text:s/>dopen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table:style-name="ce4" office:value-type="string" calcext:value-type="string">
            <text:p>WW(inf,intrans,nom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anzien <text:s/>janken <text:s/>optreden <text:s/>kapseizen <text:s/>dwarrelen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string" calcext:value-type="string">
            <text:p>WW(od,intrans,prenom|vrij,zonder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uitdovend <text:s/>autorijdend <text:s/>overtuigend <text:s/>moordend <text:s/>studerend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table:style-name="ce5" office:value-type="string" calcext:value-type="string">
            <text:p>WW(od,intrans,met-e,zonder-n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agende <text:s/>vervlakkende <text:s/>klonterende <text:s/>dodende <text:s/>huilende</text:p>
          </table:table-cell>
          <table:table-cell/>
        </table:table-row>
        <table:table-row table:style-name="ro1">
          <table:table-cell office:value-type="string" calcext:value-type="string">
            <text:p>204</text:p>
          </table:table-cell>
          <table:table-cell table:style-name="ce5" office:value-type="string" calcext:value-type="string">
            <text:p>WW(od,intrans,nom,met-e,mv-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eidenden <text:s/>belangstellenden <text:s/>wachtenden <text:s/>vooruitstrevenden <text:s/>werkenden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table:style-name="ce5" office:value-type="string" calcext:value-type="string">
            <text:p>WW(od,intrans,vrij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erflauwende <text:s/>Samenvattend <text:s/>Uitgaande <text:s/>schrijvend <text:s/>peinzend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WW(vd,intrans,prenom|vrij,zonder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gepraat <text:s/>gegleden <text:s/>verdronken <text:s/>gefungeerd <text:s/>opgestaan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WW(vd,intrans,prenom|nom,met-e,zonder-n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ebeurde <text:s/>gewijzigde <text:s/>geavanceerde <text:s/>verdorde <text:s/>verminderde</text:p>
          </table:table-cell>
          <table:table-cell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WW(vd,intrans,nom,met-e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grijsden <text:s/>geemigreerden <text:s/>verongelukten <text:s/>gevorderden <text:s/>uitgetredenen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WW(vd,intrans,vrij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onachtzaamd <text:s/>Geschrokken <text:s/>beschouwd <text:s/>verantwoord <text:s/>onderuitgezakt</text:p>
          </table:table-cell>
          <table:table-cell/>
        </table:table-row>
        <table:table-row table:style-name="ro1">
          <table:table-cell office:value-type="string" calcext:value-type="string">
            <text:p>210</text:p>
          </table:table-cell>
          <table:table-cell table:style-name="ce4" office:value-type="string" calcext:value-type="string">
            <text:p>WW(inf,trans,vrij)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wensen <text:s/>bespotten <text:s/>beschuldigen <text:s/>horen <text:s/>benemen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table:style-name="ce4" office:value-type="string" calcext:value-type="string">
            <text:p>WW(inf,trans,nom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telen <text:s/>vrijwaren <text:s/>delen <text:s/>creëren <text:s/>opheffen</text:p>
          </table:table-cell>
          <table:table-cell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3" office:value-type="string" calcext:value-type="string">
            <text:p>WW(od,trans,zonder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zittend <text:s/>samendvattend <text:s/>trekkend <text:s/>houdend <text:s/>overspannend</text:p>
          </table:table-cell>
          <table:table-cell/>
        </table:table-row>
        <table:table-row table:style-name="ro1">
          <table:table-cell table:style-name="ce3" office:value-type="string" calcext:value-type="string">
            <text:p>213</text:p>
          </table:table-cell>
          <table:table-cell table:style-name="ce3" office:value-type="string" calcext:value-type="string">
            <text:p>WW(od,trans,met-e,zonder-n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ende <text:s/>roepende <text:s/>opleverende <text:s/>inhoudende <text:s/>verbrassende</text:p>
          </table:table-cell>
          <table:table-cell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3" office:value-type="string" calcext:value-type="string">
            <text:p>WW(od,trans,met-e,mv-n) ??? [vb kloppen niet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n <text:s/>menen</text:p>
          </table:table-cell>
          <table:table-cell/>
        </table:table-row>
        <table:table-row table:style-name="ro1">
          <table:table-cell table:style-name="ce3" office:value-type="string" calcext:value-type="string">
            <text:p>215</text:p>
          </table:table-cell>
          <table:table-cell table:style-name="ce3" office:value-type="string" calcext:value-type="string">
            <text:p>WW(od,trans,vrij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ttend <text:s/>ontnemend <text:s/>verzwelgend <text:s/>betreffende <text:s/>taxerend</text:p>
          </table:table-cell>
          <table:table-cell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WW(vd,trans,prenom|vrij,zonder)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bedekt <text:s/>overreden <text:s/>gekozen <text:s/>neergeschreven <text:s/>gekaapt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W(vd,trans,prenom|nom,met-e,zonder-n)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pgedane <text:s/>beknelde <text:s/>geforceerde <text:s/>geharde <text:s/>verminderde</text:p>
          </table:table-cell>
          <table:table-cell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WW(vd,trans,met-e,mv-n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stoorden <text:s/>geraakten <text:s/>verzekerden <text:s/>veroordeelden <text:s/>afgevaardigden</text:p>
          </table:table-cell>
          <table:table-cell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WW(vd,trans,vrij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eanimeerd <text:s/>overdonderd <text:s/>gekruist <text:s/>beperkt <text:s/>Lamgeslagen</text:p>
          </table:table-cell>
          <table:table-cell/>
        </table:table-row>
        <table:table-row table:style-name="ro1">
          <table:table-cell office:value-type="string" calcext:value-type="string">
            <text:p>220</text:p>
          </table:table-cell>
          <table:table-cell table:style-name="ce4" office:value-type="string" calcext:value-type="string">
            <text:p>WW(inf,refl,verbaal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emoeien <text:s/>handhaven <text:s/>werken <text:s/>verbinden <text:s/>voorbereiden</text:p>
          </table:table-cell>
          <table:table-cell/>
        </table:table-row>
        <table:table-row table:style-name="ro1">
          <table:table-cell office:value-type="string" calcext:value-type="string">
            <text:p>221</text:p>
          </table:table-cell>
          <table:table-cell table:style-name="ce4" office:value-type="string" calcext:value-type="string">
            <text:p>WW(inf,refl,nominaa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stellen <text:s/>overgeven <text:s/>verenigen <text:s/>voordoen <text:s/>houden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table:style-name="ce3" office:value-type="string" calcext:value-type="string">
            <text:p>WW(od,ref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kend <text:s/>bevindend <text:s/>wijzigend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table:style-name="ce3" office:value-type="string" calcext:value-type="string">
            <text:p>WW(od,refl,met-e,zonder-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pecterende <text:s/>wijzigende <text:s/>ontwikkelende <text:s/>misdragende <text:s/>verkeerende</text:p>
          </table:table-cell>
          <table:table-cell/>
        </table:table-row>
        <table:table-row table:style-name="ro1">
          <table:table-cell office:value-type="string" calcext:value-type="string">
            <text:p>224</text:p>
          </table:table-cell>
          <table:table-cell table:style-name="ce3" office:value-type="string" calcext:value-type="string">
            <text:p>WW(od,refl,met-e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elen</text:p>
          </table:table-cell>
          <table:table-cell/>
        </table:table-row>
        <table:table-row table:style-name="ro1">
          <table:table-cell office:value-type="string" calcext:value-type="string">
            <text:p>225</text:p>
          </table:table-cell>
          <table:table-cell table:style-name="ce3" office:value-type="string" calcext:value-type="string">
            <text:p>WW(od,refl,vrij) [adverbiaal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kerend <text:s/>aansluitend <text:s/>baserend <text:s/>verbazend <text:s/>aansluitende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WW(vd,refl,zonder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pgewerkt <text:s/>beschouwd <text:s/>gesneden <text:s/>verbonden <text:s/>opgehouden</text:p>
          </table:table-cell>
          <table:table-cell/>
        </table:table-row>
        <table:table-row table:style-name="ro1">
          <table:table-cell office:value-type="string" calcext:value-type="string">
            <text:p>G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</text:p>
          </table:table-cell>
          <table:table-cell table:style-name="ce4" office:value-type="string" calcext:value-type="string">
            <text:p>WW(inf,hulp-of-koppel,verbaal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aken <text:s/>lezen <text:s/>staan <text:s/>proberen <text:s/>moeten</text:p>
          </table:table-cell>
          <table:table-cell/>
        </table:table-row>
        <table:table-row table:style-name="ro1">
          <table:table-cell office:value-type="string" calcext:value-type="string">
            <text:p>231</text:p>
          </table:table-cell>
          <table:table-cell table:style-name="ce4" office:value-type="string" calcext:value-type="string">
            <text:p>WW(inf,hulp-of-koppel,nominaa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den <text:s/>blijven <text:s/>zijn <text:s/>houden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table:style-name="ce5" office:value-type="string" calcext:value-type="string">
            <text:p>WW(od,hulp-of-koppel,prenom|vrij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end <text:s/>lijkend</text:p>
          </table:table-cell>
          <table:table-cell/>
        </table:table-row>
        <table:table-row table:style-name="ro1">
          <table:table-cell table:style-name="ce3" office:value-type="string" calcext:value-type="string">
            <text:p>233</text:p>
          </table:table-cell>
          <table:table-cell table:style-name="ce3" office:value-type="string" calcext:value-type="string">
            <text:p>WW(od,hulp-of-koppel,met-e,zonder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rdende <text:s/>zijnde <text:s/>luidende</text:p>
          </table:table-cell>
          <table:table-cell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WW(od,hulp-of-koppel,met-e,mv-n) ?? 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eten</text:p>
          </table:table-cell>
          <table:table-cell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WW(od,hulp-of-koppel,vrij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jnde <text:s/>wordend <text:s/>trachtend</text:p>
          </table:table-cell>
          <table:table-cell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WW(vd,hulp-of-koppel,prenom|vrij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heten <text:s/>geprobeerd <text:s/>geworden <text:s/>gekomen <text:s/>getracht</text:p>
          </table:table-cell>
          <table:table-cell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WW(vd,hulp-of-koppel,met-e,zonder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akte</text:p>
          </table:table-cell>
          <table:table-cell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WW(pv,intrans,??) zou niet moeten best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pen <text:s/>uitkomen <text:s/>opgeven <text:s/>steken</text:p>
          </table:table-cell>
          <table:table-cell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WW(pv,intrans,tgw,1,ev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kijk <text:s/>staan <text:s/>zing <text:s/>snap <text:s/>sla</text:p>
          </table:table-cell>
          <table:table-cell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WW(pv,intrans,tgw,2,ev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oet <text:s/>leef <text:s/>Rook <text:s/>gelooft <text:s/>vervalt</text:p>
          </table:table-cell>
          <table:table-cell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WW(pv,intrans,tgw,3,ev)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groeit <text:s/>zet <text:s/>Rijst <text:s/>kuurt <text:s/>dient</text:p>
          </table:table-cell>
          <table:table-cell office:value-type="string" calcext:value-type="string">
            <text:p>Met-t kan eventueel scriptgewijs worden toegekend bij 2e en 3e persoon; niet als stam op -t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WW(pv,intrans,tgw,mv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uisteren <text:s/>willen <text:s/>zitten <text:s/>bloeden <text:s/>bestaan</text:p>
          </table:table-cell>
          <table:table-cell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WW(pv,intrans,verl,ev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glansde <text:s/>publiceerde <text:s/>school <text:s/>fungeerde <text:s/>dook</text:p>
          </table:table-cell>
          <table:table-cell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WW(pv,intrans,verl,mv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mgingen <text:s/>trouwden <text:s/>dansten <text:s/>stieten <text:s/>weigerden</text:p>
          </table:table-cell>
          <table:table-cell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WW(pv,intrans,imper,zonderpron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ans <text:s/>Doe <text:s/>komt <text:s/>kijk <text:s/>let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WW(pv,intrans,imper,metpro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nuiten <text:s/>Lacht <text:s/>Zorgt <text:s/>komt <text:s/>Zorg</text:p>
          </table:table-cell>
          <table:table-cell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WW(pv,intrans,conj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ij <text:s/>inslape <text:s/>Leve <text:s/>diene <text:s/>overdrijve</text:p>
          </table:table-cell>
          <table:table-cell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WW(pv,trans .. 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ld <text:s/>vertellen <text:s/>melken</text:p>
          </table:table-cell>
          <table:table-cell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WW(pv,trans,tgw,1,ev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rk <text:s/>benijd <text:s/>haat <text:s/>Zie <text:s/>besef</text:p>
          </table:table-cell>
          <table:table-cell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WW(pv,trans,tgw,2,ev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iet <text:s/>aanhebt <text:s/>leert <text:s/>kun <text:s/>meent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WW(pv,trans,tgw,3,ev)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betast <text:s/>spuwt <text:s/>afzondert <text:s/>bejegent <text:s/>afblaft</text:p>
          </table:table-cell>
          <table:table-cell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WW(pv,trans,tgw,mv)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verzaken <text:s/>uithalen <text:s/>aanbieden <text:s/>maken <text:s/>opslokken</text:p>
          </table:table-cell>
          <table:table-cell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WW(pv,trans,verl,ev)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anhief <text:s/>beschuldigde <text:s/>verwachtte <text:s/>duwde <text:s/>stemde</text:p>
          </table:table-cell>
          <table:table-cell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WW(pv,trans,verl,mv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ielden <text:s/>voelden <text:s/>grepen <text:s/>zochten <text:s/>vroegen</text:p>
          </table:table-cell>
          <table:table-cell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WW(pv,trans,imper,zonderpron)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chep <text:s/>steun <text:s/>Open <text:s/>Help <text:s/>Krijg</text:p>
          </table:table-cell>
          <table:table-cell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WW(pv,trans,imper,metpro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handelt <text:s/>Excuseert <text:s/>Begint <text:s/>zie <text:s/>geeft</text:p>
          </table:table-cell>
          <table:table-cell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WW(pv,trans,conj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ere <text:s/>raadplege <text:s/>koste <text:s/>scheide <text:s/>behoede</text:p>
          </table:table-cell>
          <table:table-cell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WW(pv,refl,tgw,1,ev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inner <text:s/>zet <text:s/>beroep <text:s/>maak <text:s/>vergis</text:p>
          </table:table-cell>
          <table:table-cell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WW(pv,refl,tgw,2,ev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moei <text:s/>inlaat <text:s/>voel <text:s/>houdt <text:s/>verkleedt</text:p>
          </table:table-cell>
          <table:table-cell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WW(pv,refl,tgw,3,ev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ver-vrijt <text:s/>strekt <text:s/>bevindt <text:s/>handhaaft <text:s/>loswoelt</text:p>
          </table:table-cell>
          <table:table-cell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WW(pv,refl,tgw,mv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uiten <text:s/>hoeden <text:s/>stoten <text:s/>bezighouden <text:s/>beperken</text:p>
          </table:table-cell>
          <table:table-cell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WW(pv,refl,verl,ev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litste <text:s/>schrok <text:s/>afgaf <text:s/>redde <text:s/>afspeelde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WW(pv,refl,verl,mv)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moeiden <text:s/>voelden <text:s/>stelden <text:s/>verlieten</text:p>
          </table:table-cell>
          <table:table-cell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WW(pv,refl,imper,zonderpro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weeg <text:s/>wacht <text:s/>Verzet <text:s/>vergis <text:s/>vergist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WW(pv,refl,imper,metpr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nen</text:p>
          </table:table-cell>
          <table:table-cell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WW(pv,hulp-of-koppel,tgw,1,ev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B <text:s/>zal <text:s/>zit <text:s/>laat</text:p>
          </table:table-cell>
          <table:table-cell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WW(pv,hulp-of-koppel,tgw,2,ev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g <text:s/>houdt <text:s/>Weet <text:s/>Zul <text:s/>Kunt</text:p>
          </table:table-cell>
          <table:table-cell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WW(pv,hulp-of-koppel,tgw,3,ev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g <text:s/>zijn <text:s/>kon <text:s/>tracht <text:s/>dient</text:p>
          </table:table-cell>
          <table:table-cell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WW(pv,hulp-of-koppel,tgw,mv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gge <text:s/>doen <text:s/>Zijn <text:s/>behoren <text:s/>Blijken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WW(pv,hulp-of-koppel,verl,ev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htte <text:s/>Liet <text:s/>hielp <text:s/>Was <text:s/>Moest</text:p>
          </table:table-cell>
          <table:table-cell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WW(pv,hulp-of-koppel,verl,mv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ouden <text:s/>HADDEN <text:s/>sloegen <text:s/>moesten <text:s/>probeerden</text:p>
          </table:table-cell>
          <table:table-cell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WW(pv,hulp-of-koppel,imper,zonderpro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ijf <text:s/>Blijf <text:s/>Laat <text:s/>Ga <text:s/>zit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WW(pv,hulp-of-koppel,imper,metpr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int <text:s/>gaat <text:s/>Gaat <text:s/>Laat <text:s/>Ga</text:p>
          </table:table-cell>
          <table:table-cell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WW(pv,hulp-of-koppel,conj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ij <text:s/>ware <text:s/>zijt</text:p>
          </table:table-cell>
          <table:table-cell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WW(pv,interj,imper,zonderpro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rek <text:s/>kijk <text:s/>hoor <text:s/>kom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table:style-name="ce6" office:value-type="string" calcext:value-type="string">
            <text:p>VNW(pers,pron,nomin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j <text:s/>wij <text:s/>We <text:s/>Ze <text:s/>Iek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table:style-name="ce6" office:value-type="string" calcext:value-type="string">
            <text:p>VNW(pers,pron,gen)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r <text:s/>haars <text:s/>het <text:s/>hunner</text:p>
          </table:table-cell>
          <table:table-cell office:value-type="string" calcext:value-type="string">
            <text:p>“het” is tagfout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table:style-name="ce6" office:value-type="string" calcext:value-type="string">
            <text:p>VNW(pers,pron,obl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m <text:s/>haar <text:s/>hen <text:s/>jou <text:s/>'t</text:p>
          </table:table-cell>
          <table:table-cell/>
        </table:table-row>
        <table:table-row table:style-name="ro1">
          <table:table-cell office:value-type="string" calcext:value-type="string">
            <text:p>321</text:p>
          </table:table-cell>
          <table:table-cell table:style-name="ce4" office:value-type="string" calcext:value-type="string">
            <text:p>VNW(bez,det,stan,nom,met-e,mv-n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jnen</text:p>
          </table:table-cell>
          <table:table-cell/>
        </table:table-row>
        <table:table-row table:style-name="ro1">
          <table:table-cell office:value-type="string" calcext:value-type="string">
            <text:p>323</text:p>
          </table:table-cell>
          <table:table-cell table:style-name="ce4" office:value-type="string" calcext:value-type="string">
            <text:p>VNW(bez,det,stan,nom,met-e,zonder-n)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<text:s/>mijne <text:s/>zijne <text:s/>hunne</text:p>
          </table:table-cell>
          <table:table-cell/>
        </table:table-row>
        <table:table-row table:style-name="ro1">
          <table:table-cell office:value-type="string" calcext:value-type="string">
            <text:p>330</text:p>
          </table:table-cell>
          <table:table-cell table:style-name="ce4" office:value-type="string" calcext:value-type="string">
            <text:p>VNW(bez,det,prenom,stan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r <text:s/>Jullie <text:s/>ZIJN <text:s/>Z'n <text:s/>z'n</text:p>
          </table:table-cell>
          <table:table-cell/>
        </table:table-row>
        <table:table-row table:style-name="ro1">
          <table:table-cell office:value-type="string" calcext:value-type="string">
            <text:p>332</text:p>
          </table:table-cell>
          <table:table-cell table:style-name="ce4" office:value-type="string" calcext:value-type="string">
            <text:p>VNW(bez,det,prenom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wer <text:s/>huns <text:s/>zijns <text:s/>mijns</text:p>
          </table:table-cell>
          <table:table-cell/>
        </table:table-row>
        <table:table-row table:style-name="ro1">
          <table:table-cell office:value-type="string" calcext:value-type="string">
            <text:p>333</text:p>
          </table:table-cell>
          <table:table-cell table:style-name="ce4" office:value-type="string" calcext:value-type="string">
            <text:p>VNW(bez,det,stan,met-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ze <text:s/>mijne <text:s/>uwe <text:s/>zijnen</text:p>
          </table:table-cell>
          <table:table-cell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VNW(refl_pr_recip,pron,zonder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<text:s/>mekander <text:s/>elkaaar <text:s/>van <text:s/>me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VNW(refl_pr_recip,pron,gen) [kan nie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chzelfs <text:s/>elkaar <text:s/>elkanders <text:s/>elkaars</text:p>
          </table:table-cell>
          <table:table-cell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VNW(refl_pr_recip,pron,overig-of-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e <text:s/>zichzelve</text:p>
          </table:table-cell>
          <table:table-cell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VNW(refl_pr_recip,det,zond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zelfde <text:s/>elk <text:s/>Eigen <text:s/>eenzelfde <text:s/>dezelfde</text:p>
          </table:table-cell>
          <table:table-cell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VNW(refl_pr_recip,det,g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r</text:p>
          </table:table-cell>
          <table:table-cell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VNW(refl_pr_recip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ve <text:s/>terzelfder</text:p>
          </table:table-cell>
          <table:table-cell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VNW(aanw,pron,stan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rgelijk <text:s/>zodanig <text:s/>ie <text:s/>De <text:s/>datgene</text:p>
          </table:table-cell>
          <table:table-cell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VNW(aanw,det,nom,stan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ulken <text:s/>diegenen <text:s/>degenen <text:s/>dezen</text:p>
          </table:table-cell>
          <table:table-cell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VNW(aanw,det,nom,ge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 <text:s/>dezes <text:s/>diens <text:s/>Diens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VNW(aanw,det,nom,overig-of-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ene <text:s/>diegene <text:s/>dergelijke <text:s/>dezen <text:s/>datgene</text:p>
          </table:table-cell>
          <table:table-cell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VNW(aanw,det,stan,prenom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lk <text:s/>min <text:s/>dergelijk <text:s/>Ik <text:s/>het</text:p>
          </table:table-cell>
          <table:table-cell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VNW(aanw,det,gen,prenom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<text:s/>'s <text:s/>Dezer <text:s/>dezer</text:p>
          </table:table-cell>
          <table:table-cell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VNW(aanw,det,met-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<text:s/>dien <text:s/>zodanige <text:s/>dezer</text:p>
          </table:table-cell>
          <table:table-cell office:value-type="string" calcext:value-type="string">
            <text:p>script voor eventuele nuancering van met-e?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?? F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j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VNW(vb,pron,sta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t <text:s/>wat <text:s/>wie</text:p>
          </table:table-cell>
          <table:table-cell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VNW(vb,pron,ge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er <text:s/>wiens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VNW(vb,det,nom,stan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VNW(vb,det,prenom,stan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lk <text:s/>welk <text:s/>Wat <text:s/>wat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VNW(vb,det,prenom,stan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VNW(betr,pron,stan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 <text:s/>dat <text:s/>WIE <text:s/>Hetgeen <text:s/>wie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VNW(betr,pron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s <text:s/>wiens <text:s/>wier <text:s/>welker</text:p>
          </table:table-cell>
          <table:table-cell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VNW(betr,pron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dien</text:p>
          </table:table-cell>
          <table:table-cell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VNW(betr,det,stan,prenom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 <text:s/>tweede</text:p>
          </table:table-cell>
          <table:table-cell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VNW(betr,det,stan,prenom,met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VNW(onbep,pron,stan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edereen <text:s/>gemaakt <text:s/>teveel <text:s/>genoeg <text:s/>alles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VNW(onbep,det,nom,stan,mv-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en <text:s/>tevelen <text:s/>sommigen <text:s/>Anderen <text:s/>beiden</text:p>
          </table:table-cell>
          <table:table-cell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VNW(onbep,det,gen,nom)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erer <text:s/>beider <text:s/>andermans</text:p>
          </table:table-cell>
          <table:table-cell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VNW(onbep,det,stan,nom,met-e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mige <text:s/>vele <text:s/>enen <text:s/>enige</text:p>
          </table:table-cell>
          <table:table-cell office:value-type="string" calcext:value-type="string">
            <text:p>gevallen met mv-n zijn tagfout?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VNW(onbep,grad,stan,vrij,zonder,comp)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er <text:s/>min <text:s/>MIN <text:s/>meer <text:s/>minder</text:p>
          </table:table-cell>
          <table:table-cell office:value-type="string" calcext:value-type="string">
            <text:p>Of grad??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VNW(onbep,grad,stan,vrij,met-e,comp) ?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rdere <text:s/>meerderen <text:s/>minderen <text:s/>mindere</text:p>
          </table:table-cell>
          <table:table-cell office:value-type="string" calcext:value-type="string">
            <text:p>Niet zo overtuigend getagd dit groepje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VNW(onbep,grad,stan,vrij,zonder,sup)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rminst <text:s/>meest <text:s/>minst <text:s/>allerminst</text:p>
          </table:table-cell>
          <table:table-cell office:value-type="string" calcext:value-type="string">
            <text:p>Bijwoorden?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VNW(onbep,grad,stan,vrij,met-e,sup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ste <text:s/>meest <text:s/>meesten <text:s/>minste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VNW(onbep,det,prenom,stan,zonder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en <text:s/>al <text:s/>EEN <text:s/>ietwat <text:s/>zoveelste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VNW(onbep,det,prenom,stan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en</text:p>
          </table:table-cell>
          <table:table-cell office:value-type="string" calcext:value-type="string">
            <text:p>Tagfout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VNW(onbep,det,prenom|postnom,ge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oze <text:s/>anders <text:s/>ener <text:s/>aller</text:p>
          </table:table-cell>
          <table:table-cell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VNW(onbep,det,prenom,stan,met-e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dere <text:s/>diverse <text:s/>enkele <text:s/>hoevele</text:p>
          </table:table-cell>
          <table:table-cell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VNW(onbep,grad,stan,prenom,com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r <text:s/>min <text:s/>meer <text:s/>Minder <text:s/>minder</text:p>
          </table:table-cell>
          <table:table-cell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VNW(onbep,grad,stan,prenom,com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rdere <text:s/>meerder <text:s/>mindere</text:p>
          </table:table-cell>
          <table:table-cell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VNW(onbep,grad,stan,prenom,sup,zond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st <text:s/>meest <text:s/>minst <text:s/>allerminst</text:p>
          </table:table-cell>
          <table:table-cell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VNW(onbep,grad,stan,prenom,sup,met-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ste <text:s/>minste <text:s/>zoveelste</text:p>
          </table:table-cell>
          <table:table-cell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TW(hoofd,nom,zonder)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646 <text:s/>N@ <text:s/>1855 <text:s/>2000 <text:s/>16.57,3</text:p>
          </table:table-cell>
          <table:table-cell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TW(hoofd,nom,mv-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derdduizenden <text:s/>tienduizenden <text:s/>honderden <text:s/>miljoenen</text:p>
          </table:table-cell>
          <table:table-cell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TW(hoofd,nom,overig-of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jven <text:s/>zessen <text:s/>zeuvenen <text:s/>achten <text:s/>drieen</text:p>
          </table:table-cell>
          <table:table-cell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TW(hoofd,prenom,zonder)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45 <text:s/>30,- <text:s/>2310 <text:s/>14.850,- <text:s/>vier</text:p>
          </table:table-cell>
          <table:table-cell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TW(hoofd,prenom,mv-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joenen <text:s/>Duizenden <text:s/>duizenden <text:s/>Tienduizenden <text:s/>honderden</text:p>
          </table:table-cell>
          <table:table-cell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TW(hoofd,prenom,gen) [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izenden</text:p>
          </table:table-cell>
          <table:table-cell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TW(hoofd,prenom,overig-of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nhalve <text:s/>drieen'nhalve <text:s/>Anderhalve <text:s/>vele <text:s/>tweeen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TW(rang,nom,zonder) [? voor die zonder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e <text:s/>vierenzeventigste <text:s/>tiende <text:s/>d. <text:s/>17e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TW(rang,nom,mv-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sden <text:s/>eersten <text:s/>derden <text:s/>miljoenen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TW(rang,nom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rsten <text:s/>eerste <text:s/>Eerste <text:s/>tweede</text:p>
          </table:table-cell>
          <table:table-cell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TW(rang,prenom,zonder) [?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 <text:s/>negentiende <text:s/>19e <text:s/>6e <text:s/>12e</text:p>
          </table:table-cell>
          <table:table-cell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TW(rang,,prenom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sten</text:p>
          </table:table-cell>
          <table:table-cell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TW(rang,prenom,overig-of-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eeden <text:s/>eerste <text:s/>1e <text:s/>Eerste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BW(alg,zonder)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enminste <text:s/>overend <text:s/>nog <text:s/>eerst <text:s/>plm.</text:p>
          </table:table-cell>
          <table:table-cell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BW(alg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nmale <text:s/>dikke <text:s/>hele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BW(alg,comp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chter <text:s/>dichterbij <text:s/>vaker</text:p>
          </table:table-cell>
          <table:table-cell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BW(alg,su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htst <text:s/>vaakst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BW(alg,sup,met-e-ofz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erste</text:p>
          </table:table-cell>
          <table:table-cell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BW(aanw,zonder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oms <text:s/>bovendien <text:s/>zowiezo <text:s/>ditmaal <text:s/>zo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BW(aanw,met-overige-flecti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'n</text:p>
          </table:table-cell>
          <table:table-cell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BW(aanw,comp,zonder) [VB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BW(aanw,sup,met-e-ofzo) [VW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er</text:p>
          </table:table-cell>
          <table:table-cell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BW(vrag?,zonder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e <text:s/>waarom <text:s/>wanneer <text:s/>waarzo</text:p>
          </table:table-cell>
          <table:table-cell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BW(vrag?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everre</text:p>
          </table:table-cell>
          <table:table-cell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BW(betr,zonder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 <text:s/>waar <text:s/>Waarom</text:p>
          </table:table-cell>
          <table:table-cell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BW(adv-pron,aanw,zonder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rtoe <text:s/>hierboven <text:s/>hieromtrent <text:s/>Hierop <text:s/>Daaroverheen</text:p>
          </table:table-cell>
          <table:table-cell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BW(adv-pron,vrag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arover <text:s/>waarna <text:s/>Waaraan <text:s/>waar <text:s/>Waarmee</text:p>
          </table:table-cell>
          <table:table-cell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W(adv-pron,betr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armee <text:s/>Hiertoe <text:s/>waarbij <text:s/>Waarmede <text:s/>waarlangs</text:p>
          </table:table-cell>
          <table:table-cell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?? absurd voorbe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arbij</text:p>
          </table:table-cell>
          <table:table-cell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BW(interj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oruit <text:s/>nu <text:s/>niet <text:s/>Toe <text:s/>wel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BW(interj,sup) [ONZIN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r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cht <text:s/>terwille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VZ(init,zonder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ast <text:s/>over <text:s/>Per <text:s/>uit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VZ(init,vers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 <text:s/>Ten <text:s/>ten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VZ(deel-adv-pro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n <text:s/>voor <text:s/>van <text:s/>op <text:s/>uit</text:p>
          </table:table-cell>
          <table:table-cell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VZ(deel-ww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or <text:s/>voort <text:s/>af <text:s/>over <text:s/>uit</text:p>
          </table:table-cell>
          <table:table-cell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VZ(deel-voorzetselgroep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oor <text:s/>in <text:s/>af <text:s/>toe <text:s/>uit</text:p>
          </table:table-cell>
          <table:table-cell office:value-type="string" calcext:value-type="string">
            <text:p>zoals naar .. toe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VZ(fin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<text:s/>af <text:s/>terug <text:s/>heen <text:s/>op</text:p>
          </table:table-cell>
          <table:table-cell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VZ(te-of-met-t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or <text:s/>Te <text:s/>Door <text:s/>teneinde <text:s/>Alvorens</text:p>
          </table:table-cell>
          <table:table-cell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VZ(met-bijzin-met-ondersch-voeg-als-res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der <text:s/>voor <text:s/>van <text:s/>vijfenzestig <text:s/>tegen</text:p>
          </table:table-cell>
          <table:table-cell office:value-type="string" calcext:value-type="string">
            <text:p>zonder dat je het begrijpt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VG(neven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s <text:s/>hetzij <text:s/>Voor</text:p>
          </table:table-cell>
          <table:table-cell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VG(onder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dat <text:s/>Naar <text:s/>Mits <text:s/>naar <text:s/>totdat</text:p>
          </table:table-cell>
          <table:table-cell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VG(vergelijking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s <text:s/>dan <text:s/>behalve <text:s/>zoo</text:p>
          </table:table-cell>
          <table:table-cell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VG(onder-met-afwijkende-hoofdzinvol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 <text:s/>terwijl <text:s/>Als <text:s/>Al <text:s/>of</text:p>
          </table:table-cell>
          <table:table-cell office:value-type="string" calcext:value-type="string">
            <text:p>al loop je op straat, …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VG(eerste-deel-neven-groep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owel <text:s/>en <text:s/>hetzij</text:p>
          </table:table-cell>
          <table:table-cell office:value-type="string" calcext:value-type="string">
            <text:p>Zowel-als-enzo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TW(normaal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o <text:s/>Sorry <text:s/>hm <text:s/>Tjonge <text:s/>o</text:p>
          </table:table-cell>
          <table:table-cell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TW(onomatope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ff <text:s/>peng <text:s/>ak-ak-ak <text:s/>zzz <text:s/>zo</text:p>
          </table:table-cell>
          <table:table-cell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SPEC(vreemd)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for <text:s/>door <text:s/>een <text:s/>verstehen <text:s/>to</text:p>
          </table:table-cell>
          <table:table-cell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SPEC(nonlex-verb-e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 <text:s/>eh <text:s/>t</text:p>
          </table:table-cell>
          <table:table-cell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SPEC(symb,arith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 <text:s/>/@@ <text:s/>@ <text:s/>q@r <text:s/>@@@</text:p>
          </table:table-cell>
          <table:table-cell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SPEC(symb,-overig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 <text:s/>% <text:s/>= <text:s/>Ae <text:s/>moeyden</text:p>
          </table:table-cell>
          <table:table-cell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SPEC(niet-tot-de-steekproef-behorend,overig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s <text:s/>ambroen <text:s/>blijkop <text:s/>h <text:s/>h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20:52:22.031962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23:35:46.615633306</dc:date>
    <meta:editing-duration>PT2H23M3S</meta:editing-duration>
    <meta:editing-cycles>27</meta:editing-cycles>
    <meta:generator>LibreOffice/6.0.2.1$Linux_x86 LibreOffice_project/f7f06a8f319e4b62f9bc5095aa112a65d2f3ac89</meta:generator>
    <meta:print-date>2018-06-11T21:14:41.968038344</meta:print-date>
    <meta:document-statistic meta:table-count="1" meta:cell-count="863" meta:object-count="0"/>
  </office:meta>
</office:document-meta>
</file>